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44.27mm"/>
    </style:style>
    <style:style style:name="co3" style:family="table-column">
      <style:table-column-properties fo:break-before="auto" style:column-width="58.38mm"/>
    </style:style>
    <style:style style:name="co4" style:family="table-column">
      <style:table-column-properties fo:break-before="auto" style:column-width="43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3.07mm" fo:break-before="auto" style:use-optimal-row-height="true"/>
    </style:style>
    <style:style style:name="ro3" style:family="table-row">
      <style:table-row-properties style:row-height="27.92mm" fo:break-before="auto" style:use-optimal-row-height="true"/>
    </style:style>
    <style:style style:name="ro4" style:family="table-row">
      <style:table-row-properties style:row-height="23.76mm" fo:break-before="auto" style:use-optimal-row-height="true"/>
    </style:style>
    <style:style style:name="ro5" style:family="table-row">
      <style:table-row-properties style:row-height="37.71mm" fo:break-before="auto" style:use-optimal-row-height="true"/>
    </style:style>
    <style:style style:name="ro6" style:family="table-row">
      <style:table-row-properties style:row-height="51.68mm" fo:break-before="auto" style:use-optimal-row-height="true"/>
    </style:style>
    <style:style style:name="ro7" style:family="table-row">
      <style:table-row-properties style:row-height="56.34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="0.99pt solid #000000" style:vertical-align="middle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="0.99pt solid #000000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middle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  <style:text-properties style:font-name="Times New Roman" fo:font-size="12pt" style:font-name-asian="Times New Roman" style:font-size-asian="12pt" style:language-asian="ar" style:country-asian="SA" style:font-size-complex="12pt" style:language-complex="none" style:country-complex="none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size-asian="12pt" style:language-asian="ar" style:country-asian="SA" style:font-style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1.05pt double #000000" style:border-line-width="0.12mm 0.12mm 0.12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size-asian="12pt" style:language-asian="ar" style:country-asian="SA" style:font-style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ar" style:country-asian="SA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ar" style:country-asian="SA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ar" style:country-asian="SA" style:language-complex="none" style:country-complex="none" style:font-name-asian="Times New Roman" style:font-name-complex="Lucida Sans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Times New Roman" style:font-name-complex="Lucida Sans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language="lv" fo:country="LV"/>
    </style:style>
    <style:style style:name="T3" style:family="text">
      <style:text-properties style:use-window-font-color="true"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Times New Roman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language="lv" fo:country="LV" fo:font-size="11pt" style:font-size-asian="11pt" style:font-size-complex="11pt"/>
    </style:style>
    <style:style style:name="T4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language="lv" fo:country="LV" fo:font-size="11pt" style:font-size-asian="11pt" style:font-size-complex="11pt" style:font-name="Liberation Sans" style:language-asian="zh" style:country-asian="CN" style:font-name-asian="Microsoft YaHei"/>
    </style:style>
    <style:style style:name="T5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language="lv" fo:country="LV" style:font-name="Times New Roman" fo:font-size="12pt" style:letter-kerning="true" style:language-asian="ar" style:country-asian="SA" style:font-name-asian="Times New Roman" style:font-size-asian="12pt" style:font-size-complex="12pt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12pt" style:letter-kerning="true" style:language-asian="ar" style:country-asian="SA" style:font-name-asian="Times New Roman" style:font-size-asian="12pt" style:font-size-complex="12pt" fo:language="ru" fo:country="RU"/>
    </style:style>
    <style:style style:name="T7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12pt" style:letter-kerning="true" style:language-asian="ar" style:country-asian="SA" style:font-name-asian="Times New Roman" style:font-size-asian="12pt" style:font-size-complex="12pt" fo:language="lv" fo:country="LV"/>
    </style:style>
    <style:style style:name="T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lv" fo:country="LV" style:language-asian="ar" style:country-asian="SA" style:language-complex="none" style:country-complex="none" style:font-name-asian="Times New Roman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ar" style:country-asian="SA" style:language-complex="none" style:country-complex="none" style:font-name-asian="Times New Roman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/>
    </style:style>
    <style:style style:name="T10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ar" style:country-asian="SA" style:language-complex="none" style:country-complex="none" style:font-name-asian="Times New Roman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lv" fo:country="LV"/>
    </style:style>
    <style:style style:name="T11" style:family="text">
      <style:text-properties style:use-window-font-color="true" fo:font-size="12pt" fo:font-weight="bold" style:letter-kerning="true" fo:language="ru" fo:country="RU" style:language-asian="ar" style:country-asian="SA" style:font-name-asian="Times New Roman" style:font-size-asian="12pt" style:font-weight-asian="bold" style:font-weight-complex="bold"/>
    </style:style>
    <style:style style:name="T12" style:family="text">
      <style:text-properties style:use-window-font-color="true" fo:font-size="12pt" style:letter-kerning="true" fo:language="ru" fo:country="RU" style:language-asian="ar" style:country-asian="SA" style:font-name-asian="Times New Roman" style:font-size-asian="12pt" fo:font-weight="normal" style:font-weight-asian="normal" style:font-weight-complex="normal"/>
    </style:style>
    <style:style style:name="T13" style:family="text">
      <style:text-properties style:use-window-font-color="true" fo:font-size="12pt" style:letter-kerning="true" style:language-asian="ar" style:country-asian="SA" style:font-name-asian="Times New Roman" style:font-size-asian="12pt" fo:font-weight="normal" style:font-weight-asian="normal" style:font-weight-complex="normal" fo:language="lv" fo:country="LV"/>
    </style:style>
    <style:style style:name="T14" style:family="text">
      <style:text-properties style:use-window-font-color="true" fo:font-size="12pt" style:letter-kerning="true" style:language-asian="ar" style:country-asian="SA" style:font-name-asian="Times New Roman" style:font-size-asian="12pt" fo:font-weight="normal" style:font-weight-asian="normal" style:font-weight-complex="normal" fo:language="ru" fo:country="RU"/>
    </style:style>
    <style:style style:name="T15" style:family="text">
      <style:text-properties style:use-window-font-color="true" fo:font-size="12pt" style:letter-kerning="true" style:language-asian="ar" style:country-asian="SA" style:font-name-asian="Times New Roman" style:font-size-asian="12pt" fo:font-weight="bold" fo:language="lv" fo:country="LV" style:font-weight-asian="bold" style:font-weight-complex="bold"/>
    </style:style>
    <style:style style:name="T16" style:family="text">
      <style:text-properties style:use-window-font-color="true" fo:font-size="12pt" style:letter-kerning="true" style:language-asian="ar" style:country-asian="SA" style:font-name-asian="Times New Roman" style:font-size-asian="12pt" fo:language="lv" fo:country="LV" fo:font-weight="normal" style:font-weight-asian="normal" style:font-weight-complex="normal"/>
    </style:style>
    <style:style style:name="T17" style:family="text">
      <style:text-properties style:use-window-font-color="true"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ar" style:country-asian="SA" style:language-complex="none" style:country-complex="none" style:font-name-asian="Times New Roman" style:font-name-complex="Lucida Sans" style:font-size-asian="12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ar" style:country-asian="SA" style:language-complex="none" style:country-complex="none" style:font-name-asian="Times New Roman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style:use-window-font-color="true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lv" fo:country="LV" style:font-name-asian="Microsoft YaHei"/>
    </style:style>
    <style:style style:name="T20" style:family="text">
      <style:text-properties style:use-window-font-color="true" style:font-name="Times New Roman" fo:font-size="12pt" style:language-asian="ar" style:country-asian="SA" style:font-size-asian="12pt" fo:font-weight="normal" style:font-weight-asian="normal" style:font-weight-complex="normal" fo:language="lv" fo:country="LV" style:font-name-asian="Times New Roman"/>
    </style:style>
    <style:style style:name="T21" style:family="text">
      <style:text-properties style:use-window-font-color="true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Times New Roman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lv" fo:country="LV"/>
    </style:style>
    <style:style style:name="T22" style:family="text">
      <style:text-properties style:use-window-font-color="true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Times New Roman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ru" fo:country="RU"/>
    </style:style>
    <style:style style:name="T23" style:family="text">
      <style:text-properties style:use-window-font-color="true" style:font-name="Times New Roman" fo:font-size="12pt" style:language-asian="ar" style:country-asian="SA" style:font-name-asian="Times New Roman" style:font-size-asian="12pt" fo:font-weight="normal" style:font-weight-asian="normal" style:font-weight-complex="normal" fo:language="lv" fo:country="LV"/>
    </style:style>
    <style:style style:name="T24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 fo:font-size="10pt" fo:language="lv" fo:country="LV" style:language-asian="zh" style:country-asian="CN" style:font-name-asian="Microsoft YaHei" style:font-size-asian="10pt"/>
    </style:style>
    <style:style style:name="T25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Times New Roman" fo:font-size="12pt" fo:language="ru" fo:country="RU" style:language-asian="ar" style:country-asian="SA" style:font-name-asian="Times New Roman" style:font-size-asian="12pt"/>
    </style:style>
    <style:style style:name="T26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fo:language="lv" fo:country="LV" style:font-name="Times New Roman" fo:font-size="11pt" fo:font-weight="bold" style:language-asian="ar" style:country-asian="SA" style:font-name-asian="Times New Roman" style:font-size-asian="11pt" style:font-weight-asian="bold" style:font-weight-complex="bold"/>
    </style:style>
    <style:style style:name="T27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style:font-name="Times New Roman" fo:font-size="11pt" fo:font-weight="bold" style:language-asian="ar" style:country-asian="SA" style:font-name-asian="Times New Roman" style:font-size-asian="11pt" style:font-weight-asian="bold" style:font-weight-complex="bold" fo:language="ru" fo:country="RU"/>
    </style:style>
    <style:style style:name="T28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style:font-name="Times New Roman" fo:font-weight="bold" style:language-asian="ar" style:country-asian="SA" style:font-name-asian="Times New Roman" style:font-weight-asian="bold" style:font-weight-complex="bold" fo:language="ru" fo:country="RU" fo:font-size="12pt" style:font-size-asian="12pt"/>
    </style:style>
    <style:style style:name="T29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style:font-name="Times New Roman" style:language-asian="ar" style:country-asian="SA" style:font-name-asian="Times New Roman" fo:font-size="12pt" style:font-size-asian="12pt" fo:font-weight="normal" fo:language="lv" fo:country="LV" style:font-weight-asian="normal" style:font-weight-complex="normal"/>
    </style:style>
    <style:style style:name="T30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style:font-name="Times New Roman" style:language-asian="ar" style:country-asian="SA" style:font-name-asian="Times New Roman" fo:font-size="12pt" style:font-size-asian="12pt" fo:font-weight="normal" style:font-weight-asian="normal" style:font-weight-complex="normal" fo:language="ru" fo:country="RU"/>
    </style:style>
    <style:style style:name="T31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style:font-name="Times New Roman" style:language-asian="ar" style:country-asian="SA" style:font-name-asian="Times New Roman" fo:font-size="12pt" style:font-size-asian="12pt" fo:font-weight="normal" style:font-weight-asian="normal" style:font-weight-complex="normal" fo:language="lv" fo:country="LV"/>
    </style:style>
    <style:style style:name="T32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style:font-name="Times New Roman" style:language-asian="ar" style:country-asian="SA" fo:font-size="12pt" style:font-size-asian="12pt" fo:font-weight="normal" style:font-weight-asian="normal" style:font-weight-complex="normal" fo:language="lv" fo:country="LV" style:font-name-asian="Microsoft YaHei"/>
    </style:style>
    <style:style style:name="T33" style:family="text">
      <style:text-properties style:use-window-font-color="true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Times New Roman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fo:language="lv" fo:country="LV" fo:font-weight="bold" style:font-weight-asian="bold" style:font-weight-complex="bold"/>
    </style:style>
    <style:style style:name="T34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fo:language="lv" fo:country="LV" style:font-name="Liberation Sans" fo:font-size="10pt" fo:font-weight="normal" style:language-asian="zh" style:country-asian="CN" style:font-name-asian="Microsoft YaHei" style:font-size-asian="10pt" style:font-weight-asian="normal" style:font-weight-complex="normal"/>
    </style:style>
    <style:style style:name="T35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fo:language="lv" fo:country="LV" style:use-window-font-color="true" style:font-name="Times New Roman" fo:font-size="12pt" fo:font-weight="bold" style:language-asian="ar" style:country-asian="SA" style:font-name-asian="Times New Roman" style:font-size-asian="12pt" style:font-weight-asian="bold" style:font-weight-complex="bold"/>
    </style:style>
    <style:style style:name="T36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fo:language="lv" fo:country="LV" style:use-window-font-color="true" style:font-name="Times New Roman" fo:font-size="12pt" style:language-asian="ar" style:country-asian="SA" style:font-name-asian="Times New Roman" style:font-size-asian="12pt" fo:font-weight="normal" style:font-weight-asian="normal" style:font-weight-complex="normal"/>
    </style:style>
    <style:style style:name="T37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Lucida Sans" style:font-size-complex="6.80000019073486pt" style:font-style-asian="normal" style:font-style-complex="normal" style:text-emphasize="none" style:font-relief="none" style:text-overline-style="none" style:text-overline-color="font-color" fo:language="lv" fo:country="LV" style:use-window-font-color="true" style:font-name="Times New Roman" fo:font-size="12pt" style:language-asian="ar" style:country-asian="SA" style:font-name-asian="Times New Roman" style:font-size-asian="12pt" fo:font-weight="bold" style:font-weight-asian="bold" style:font-weight-complex="bold"/>
    </style:style>
    <style:style style:name="T38" style:family="text">
      <style:text-properties style:use-window-font-color="true" style:font-name="Times New Roman" fo:font-size="12pt" style:letter-kerning="true" fo:language="lv" fo:country="LV" style:language-asian="ar" style:country-asian="SA" style:font-name-asian="Times New Roman" style:font-size-asian="12pt"/>
    </style:style>
    <style:style style:name="T39" style:family="text">
      <style:text-properties style:use-window-font-color="true" style:font-name="Times New Roman" fo:font-size="12pt" style:letter-kerning="true" style:language-asian="ar" style:country-asian="SA" style:font-name-asian="Times New Roman" style:font-size-asian="12pt" fo:language="ru" fo:country="RU"/>
    </style:style>
    <style:style style:name="T40" style:family="text">
      <style:text-properties style:use-window-font-color="true" style:font-name="Times New Roman" fo:font-size="12pt" style:letter-kerning="true" style:language-asian="ar" style:country-asian="SA" style:font-name-asian="Times New Roman" style:font-size-asian="12pt" fo:language="lv" fo:country="LV"/>
    </style:style>
    <style:style style:name="T41" style:family="text">
      <style:text-properties style:use-window-font-color="true" style:font-name="Times New Roman" fo:font-size="12pt" fo:language="ru" fo:country="RU" style:language-asian="ar" style:country-asian="SA" style:font-name-asian="Times New Roman" style:font-size-asian="12pt"/>
    </style:style>
    <style:style style:name="T42" style:family="text">
      <style:text-properties style:use-window-font-color="true" style:font-name="Times New Roman" fo:font-size="12pt" style:language-asian="ar" style:country-asian="SA" style:font-name-asian="Times New Roman" style:font-size-asian="12pt" fo:language="lv" fo:country="LV"/>
    </style:style>
    <style:style style:name="T43" style:family="text">
      <style:text-properties style:use-window-font-color="true" style:font-name="Times New Roman" fo:font-size="12pt" style:language-asian="ar" style:country-asian="SA" style:font-name-asian="Times New Roman" style:font-size-asian="12pt" fo:language="ru" fo:country="RU"/>
    </style:style>
    <style:style style:name="T44" style:family="text">
      <style:text-properties style:use-window-font-color="true" style:font-name="Times New Roman" fo:font-size="12pt" fo:language="lv" fo:country="LV" style:language-asian="ar" style:country-asian="SA" style:font-name-asian="Times New Roman" style:font-size-asian="12pt"/>
    </style:style>
    <style:style style:name="T45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ar" style:country-asian="SA" style:language-complex="none" style:country-complex="none" style:font-name-asian="Microsoft YaHei" style:font-name-complex="Lucida Sans" style:font-size-asian="12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ar" style:country-asian="SA" style:language-complex="none" style:country-complex="none" style:font-name-asian="Microsoft YaHei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style:use-window-font-color="true" fo:font-weight="bold" fo:language="ru" fo:country="RU" style:font-name-asian="Times New Roman" style:font-weight-asian="bold" style:font-weight-complex="bold"/>
    </style:style>
    <style:style style:name="T48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style:use-window-font-color="true" fo:language="ru" fo:country="RU" style:font-name-asian="Times New Roman" fo:font-weight="normal" style:font-weight-asian="normal" style:font-weight-complex="normal"/>
    </style:style>
    <style:style style:name="T49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style:use-window-font-color="true" style:font-name-asian="Times New Roman" fo:font-weight="normal" style:font-weight-asian="normal" style:font-weight-complex="normal" fo:language="lv" fo:country="LV"/>
    </style:style>
    <style:style style:name="T50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style:use-window-font-color="true" style:font-name-asian="Times New Roman" fo:font-weight="bold" fo:language="ru" fo:country="RU" style:font-weight-asian="bold" style:font-weight-complex="bold"/>
    </style:style>
    <style:style style:name="T51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style:use-window-font-color="true" style:font-name-asian="Times New Roman" fo:font-weight="bold" style:font-weight-asian="bold" style:font-weight-complex="bold" fo:language="lv" fo:country="LV"/>
    </style:style>
    <style:style style:name="T52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ar" style:country-asian="SA" style:language-complex="none" style:country-complex="none" style:font-name-asian="Times New Roman" style:font-name-complex="Lucida Sans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Times New Roman" style:font-name-complex="Lucida Sans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/>
    </style:style>
    <style:style style:name="T5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ar" style:country-asian="SA" style:language-complex="none" style:country-complex="none" style:font-name-asian="Microsoft YaHei" style:font-name-complex="Lucida Sans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Microsoft YaHei" style:font-name-complex="Lucida Sans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language="lv" fo:country="LV"/>
    </style:style>
    <style:style style:name="T56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Microsoft YaHei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fo:language="lv" fo:country="LV" fo:font-weight="bold" style:font-weight-asian="bold" style:font-weight-complex="bold"/>
    </style:style>
    <style:style style:name="T57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asian="Microsoft YaHei" style:font-name-complex="Lucida Sans" style:font-size-asian="12pt" style:font-size-complex="6.80000019073486pt" style:font-style-asian="normal" style:font-style-complex="normal" style:text-emphasize="none" style:font-relief="none" style:text-overline-style="none" style:text-overline-color="font-color" fo:language="lv" fo:country="LV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20"/>
        <table:table-column table:style-name="co4" table:default-cell-style-name="ce8"/>
        <table:table-column table:style-name="co5" table:default-cell-style-name="ce32"/>
        <table:table-row table:style-name="ro1">
          <table:table-cell table:style-name="ce1" office:value-type="string" calcext:value-type="string">
            <text:p><text:s/>в силе с 01-11-2020</text:p>
          </table:table-cell>
          <table:table-cell table:style-name="ce8" table:number-columns-repeated="2"/>
          <table:table-cell/>
          <table:table-cell table:style-name="ce8"/>
        </table:table-row>
        <table:table-row table:style-name="ro1">
          <table:table-cell table:style-name="ce2" office:value-type="string" calcext:value-type="string">
            <text:p>Название продукта</text:p>
          </table:table-cell>
          <table:table-cell table:style-name="ce2" office:value-type="string" calcext:value-type="string">
            <text:p>состав продукта</text:p>
          </table:table-cell>
          <table:table-cell table:style-name="ce2" office:value-type="string" calcext:value-type="string">
            <text:p>дозировка </text:p>
          </table:table-cell>
          <table:table-cell table:style-name="ce2" office:value-type="string" calcext:value-type="string">
            <text:p>применение </text:p>
          </table:table-cell>
          <table:table-cell table:style-name="ce2" office:value-type="string" calcext:value-type="string">
            <text:p>цена</text:p>
          </table:table-cell>
        </table:table-row>
        <table:table-row table:style-name="ro2">
          <table:table-cell table:style-name="ce3" office:value-type="string" calcext:value-type="string">
            <text:p>PSK MIX Z 0021</text:p>
          </table:table-cell>
          <table:table-cell table:style-name="ce9" office:value-type="string" calcext:value-type="string">
            <text:p><text:span text:style-name="T1">модифицированный крахмал</text:span><text:span text:style-name="T2">  E 1422,E 1442,</text:span><text:span text:style-name="T3"> </text:span><text:span text:style-name="T4">желатин,</text:span><text:span text:style-name="T5">гуаровая </text:span><text:span text:style-name="T6"> камедь </text:span><text:span text:style-name="T7">E 412,  Ксантановая камедь E 415</text:span></text:p>
          </table:table-cell>
          <table:table-cell table:style-name="ce17" office:value-type="string" calcext:value-type="string">
            <text:p>0,2-1,5 %</text:p>
          </table:table-cell>
          <table:table-cell table:style-name="ce24" office:value-type="string" calcext:value-type="string">
            <text:p>термизированная сметана</text:p>
          </table:table-cell>
          <table:table-cell office:value-type="float" office:value="3.92" calcext:value-type="float">
            <text:p>3,92</text:p>
          </table:table-cell>
        </table:table-row>
        <table:table-row table:style-name="ro3">
          <table:table-cell office:value-type="string" calcext:value-type="string">
            <text:p>PSK MIX S 0015</text:p>
          </table:table-cell>
          <table:table-cell table:style-name="ce10" office:value-type="string" calcext:value-type="string">
            <text:p><text:span text:style-name="T8">гуаровая </text:span><text:span text:style-name="T9"> камедь </text:span><text:span text:style-name="T10">E 412, декстроза</text:span></text:p>
          </table:table-cell>
          <table:table-cell table:style-name="ce18" office:value-type="string" calcext:value-type="string">
            <text:p>0,1-0,5 %</text:p>
          </table:table-cell>
          <table:table-cell table:style-name="ce25" office:value-type="string" calcext:value-type="string">
            <text:p>применения <text:s text:c="2"/>в <text:s/>сливочный сыр, и др. кисломочные продукты , для творога и <text:s text:c="3"/>творожных изделий</text:p>
          </table:table-cell>
          <table:table-cell office:value-type="float" office:value="1.94" calcext:value-type="float">
            <text:p>1,94</text:p>
          </table:table-cell>
        </table:table-row>
        <table:table-row table:style-name="ro4">
          <table:table-cell table:style-name="ce5" office:value-type="string" calcext:value-type="string">
            <text:p>PSK MIX Z 0020</text:p>
          </table:table-cell>
          <table:table-cell table:style-name="ce9" office:value-type="string" calcext:value-type="string">
            <text:p><text:span text:style-name="T1">модифицированный крахмал</text:span><text:span text:style-name="T2">  E 1442,</text:span><text:span text:style-name="T3"> </text:span><text:span text:style-name="T4">желатин</text:span></text:p>
          </table:table-cell>
          <table:table-cell table:style-name="ce19" office:value-type="string" calcext:value-type="string">
            <text:p><text:s text:c="2"/>0,5-1,2 % </text:p>
          </table:table-cell>
          <table:table-cell table:style-name="ce26" office:value-type="string" calcext:value-type="string">
            <text:p>термизированная сметана, йогурт, йогурт и кисломолочные напитки </text:p>
          </table:table-cell>
          <table:table-cell office:value-type="float" office:value="2.78" calcext:value-type="float">
            <text:p>2,78</text:p>
          </table:table-cell>
        </table:table-row>
        <table:table-row table:style-name="ro5">
          <table:table-cell office:value-type="string" calcext:value-type="string">
            <text:p>PSK MIX S 0088</text:p>
          </table:table-cell>
          <table:table-cell table:style-name="ce11" office:value-type="string" calcext:value-type="string">
            <text:p><text:span text:style-name="T11">загуститель: </text:span><text:span text:style-name="T12">модифицированный крахмал</text:span><text:span text:style-name="T13"> </text:span><text:span text:style-name="T14">(кукурузный)</text:span><text:span text:style-name="T13"> E 14</text:span><text:span text:style-name="T14">22</text:span><text:span text:style-name="T13">,</text:span><text:span text:style-name="T14">                                       </text:span><text:span text:style-name="T15">стабилизаторы</text:span><text:span text:style-name="T16">: камедь </text:span><text:span text:style-name="T14">тары </text:span><text:span text:style-name="T13">E 417</text:span><text:span text:style-name="T14"> и </text:span><text:span text:style-name="T13"> гуаровая </text:span><text:span text:style-name="T14"> камедь </text:span><text:span text:style-name="T13">E 412 </text:span></text:p>
          </table:table-cell>
          <table:table-cell office:value-type="string" calcext:value-type="string">
            <text:p><text:span text:style-name="T38">1,</text:span><text:span text:style-name="T39">0-2,4 %</text:span><text:span text:style-name="T40"> </text:span></text:p>
          </table:table-cell>
          <table:table-cell table:style-name="ce27" office:value-type="string" calcext:value-type="string">
            <text:p>При производстве молочных продуктов в т.ч. творожных сыров, мягких сыров.</text:p>
          </table:table-cell>
          <table:table-cell office:value-type="float" office:value="2.84" calcext:value-type="float">
            <text:p>2,84</text:p>
          </table:table-cell>
        </table:table-row>
        <table:table-row table:style-name="ro6">
          <table:table-cell office:value-type="string" calcext:value-type="string">
            <text:p>PSK MIX Z 0025</text:p>
          </table:table-cell>
          <table:table-cell table:style-name="ce12" office:value-type="string" calcext:value-type="string">
            <text:p><text:span text:style-name="T1">модифицированный крахмал</text:span><text:span text:style-name="T2">  E1422,</text:span><text:span text:style-name="T3"> </text:span><text:span text:style-name="T4">желатин</text:span></text:p>
          </table:table-cell>
          <table:table-cell table:style-name="ce21" office:value-type="string" calcext:value-type="string">
            <text:p><text:s/>0,30-2,60 %</text:p>
          </table:table-cell>
          <table:table-cell table:style-name="ce28" office:value-type="string" calcext:value-type="string">
            <text:p><text:span text:style-name="T45">применения   в   питьевой йогурт</text:span><text:span text:style-name="T46">   : 0,60-1,50 % </text:span><text:span text:style-name="T47">применения   в  ложковой йогурт</text:span><text:span text:style-name="T48"> :   </text:span><text:span text:style-name="T49">2,20-2,60   %   </text:span><text:span text:style-name="T50">Сметана</text:span><text:span text:style-name="T51">:</text:span></text:p>
            <text:p><text:span text:style-name="T52">18 % </text:span><text:span text:style-name="T53">содержание жира</text:span><text:span text:style-name="T2"> 0,5-0,7 %</text:span></text:p>
            <text:p><text:span text:style-name="T52">38 % </text:span><text:span text:style-name="T53">содержание жира </text:span><text:span text:style-name="T2"> 0,3-0,5 %</text:span></text:p>
          </table:table-cell>
          <table:table-cell office:value-type="float" office:value="2.79" calcext:value-type="float">
            <text:p>2,79</text:p>
          </table:table-cell>
        </table:table-row>
        <table:table-row table:style-name="ro3">
          <table:table-cell office:value-type="string" calcext:value-type="string">
            <text:p>PSK MIX S 107</text:p>
          </table:table-cell>
          <table:table-cell table:style-name="ce13" office:value-type="string" calcext:value-type="string">
            <text:p><text:span text:style-name="T17">загуститель : </text:span><text:span text:style-name="T18">модифицированный крахмал </text:span><text:span text:style-name="T19"> E 1414, стабилизаторы:           ( Е 417,Е 415) </text:span><text:span text:style-name="T20"> </text:span></text:p>
          </table:table-cell>
          <table:table-cell table:style-name="ce17" office:value-type="string" calcext:value-type="string">
            <text:p>06-1,5 %</text:p>
          </table:table-cell>
          <table:table-cell table:style-name="ce29" office:value-type="string" calcext:value-type="string">
            <text:p>применения <text:s text:c="2"/>в <text:s/>сливочный сыр, и др. кисломочные продукты , для творога и <text:s text:c="3"/>творожных изделий </text:p>
          </table:table-cell>
          <table:table-cell office:value-type="float" office:value="2.27" calcext:value-type="float">
            <text:p>2,27</text:p>
          </table:table-cell>
        </table:table-row>
        <table:table-row table:style-name="ro3">
          <table:table-cell office:value-type="string" calcext:value-type="string">
            <text:p>PSK MIX S 106</text:p>
          </table:table-cell>
          <table:table-cell table:style-name="ce11" office:value-type="string" calcext:value-type="string">
            <text:p><text:span text:style-name="T17">загуститель : </text:span><text:span text:style-name="T18">модифицированный крахмал</text:span><text:span text:style-name="T21">   E 14</text:span><text:span text:style-name="T22">14</text:span><text:span text:style-name="T21">,</text:span><text:span text:style-name="T22"> стабилизаторы:           ( Е 466)</text:span><text:span text:style-name="T23"> </text:span></text:p>
          </table:table-cell>
          <table:table-cell office:value-type="string" calcext:value-type="string">
            <text:p><text:span text:style-name="T41">0,3</text:span><text:span text:style-name="T42">0</text:span><text:span text:style-name="T43">-2,50 </text:span><text:span text:style-name="T42"> %</text:span></text:p>
          </table:table-cell>
          <table:table-cell table:style-name="ce30" office:value-type="string" calcext:value-type="string">
            <text:p>применения <text:s text:c="2"/>в <text:s/>сливочный сыр, и др. кисломочные продукты , для творога и <text:s text:c="3"/>творожных изделий </text:p>
          </table:table-cell>
          <table:table-cell office:value-type="float" office:value="2.25" calcext:value-type="float">
            <text:p>2,25</text:p>
          </table:table-cell>
        </table:table-row>
        <table:table-row table:style-name="ro5">
          <table:table-cell office:value-type="string" calcext:value-type="string">
            <text:p>PSK MIX P 108</text:p>
          </table:table-cell>
          <table:table-cell table:style-name="ce14" office:value-type="string" calcext:value-type="string">
            <text:p><text:span text:style-name="T17">загуститель :  - </text:span><text:span text:style-name="T18">модифицированный крахмал</text:span><text:span text:style-name="T21"> </text:span><text:span text:style-name="T22"> </text:span><text:span text:style-name="T24">   (кукурузный- Е 1422</text:span><text:span text:style-name="T25">)</text:span><text:span text:style-name="T24">, </text:span><text:span text:style-name="T26">c</text:span><text:span text:style-name="T27">табилизатор</text:span><text:span text:style-name="T28"> </text:span><text:span text:style-name="T29">  - пектины (Е 440), стандартизован</text:span><text:span text:style-name="T30">ы</text:span><text:span text:style-name="T31"> </text:span><text:span text:style-name="T32">сахарозой и/или декстрозой</text:span></text:p>
          </table:table-cell>
          <table:table-cell office:value-type="string" calcext:value-type="string">
            <text:p><text:span text:style-name="T44">0,</text:span><text:span text:style-name="T43">4</text:span><text:span text:style-name="T42">0</text:span><text:span text:style-name="T43">-2,50 </text:span><text:span text:style-name="T42"> %</text:span></text:p>
          </table:table-cell>
          <table:table-cell table:style-name="ce30" office:value-type="string" calcext:value-type="string">
            <text:p>применения <text:s text:c="2"/>в <text:s/>сливочный сыр, и др. кисломочные продукты , для творога и <text:s text:c="3"/>творожных изделий</text:p>
          </table:table-cell>
          <table:table-cell office:value-type="float" office:value="2.62" calcext:value-type="float">
            <text:p>2,62</text:p>
          </table:table-cell>
        </table:table-row>
        <table:table-row table:style-name="ro7">
          <table:table-cell table:style-name="ce6" office:value-type="string" calcext:value-type="string">
            <text:p>PSK MIX Z 0027</text:p>
          </table:table-cell>
          <table:table-cell table:style-name="ce15" office:value-type="string" calcext:value-type="string">
            <text:p><text:span text:style-name="T1">модифицированный крахмал</text:span><text:span text:style-name="T2"> </text:span><text:span text:style-name="T33"> </text:span><text:span text:style-name="T34"> E 1422      желатин</text:span><text:span text:style-name="T35">, </text:span><text:span text:style-name="T36">декстроза, гуаровая камедь</text:span><text:span text:style-name="T37">           </text:span><text:span text:style-name="T36">E 412</text:span></text:p>
          </table:table-cell>
          <table:table-cell table:style-name="ce22" office:value-type="string" calcext:value-type="string">
            <text:p>0,3-2,2 %</text:p>
          </table:table-cell>
          <table:table-cell table:style-name="ce31" office:value-type="string" calcext:value-type="string">
            <text:p><text:span text:style-name="T54">применения   в йогуртах и других кисломолочных продуктах,                  </text:span><text:span text:style-name="T55">0,0 % жирность -2,2%   1,0-1,5%  жирность – 1,9-2,0%           </text:span><text:span text:style-name="T56">сметана:  </text:span><text:span text:style-name="T57">                        18 % жирность 0,5-0,7 %                                   38 % жирность 0,3-0,5 %</text:span>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table:style-name="ce7"/>
          <table:table-cell table:style-name="ce16" office:value-type="string" calcext:value-type="string">
            <text:p><text:s text:c="10"/></text:p>
          </table:table-cell>
          <table:table-cell table:style-name="ce23"/>
          <table:table-cell/>
          <table:table-cell table:style-name="ce7"/>
        </table:table-row>
        <table:table-row table:style-name="ro1" table:number-rows-repeated="2">
          <table:table-cell table:style-name="ce7"/>
          <table:table-cell/>
          <table:table-cell table:style-name="ce23"/>
          <table:table-cell/>
          <table:table-cell table:style-name="ce7"/>
        </table:table-row>
        <table:table-row table:style-name="ro1" table:number-rows-repeated="2">
          <table:table-cell table:style-name="ce7"/>
          <table:table-cell/>
          <table:table-cell table:style-name="Default"/>
          <table:table-cell/>
          <table:table-cell table:style-name="ce7"/>
        </table:table-row>
        <table:table-row table:style-name="ro1">
          <table:table-cell table:style-name="ce7"/>
          <table:table-cell/>
          <table:table-cell table:style-name="Default"/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10:11:43.2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3:16:50.753000000</meta:creation-date>
    <dc:date>2020-11-11T10:12:03.183000000</dc:date>
    <meta:editing-duration>PT1H48M43S</meta:editing-duration>
    <meta:editing-cycles>12</meta:editing-cycles>
    <meta:generator>LibreOffice/6.0.1.1$Windows_X86_64 LibreOffice_project/60bfb1526849283ce2491346ed2aa51c465abfe6</meta:generator>
    <meta:document-statistic meta:table-count="1" meta:cell-count="52" meta:object-count="0"/>
  </office:meta>
</office:document-meta>
</file>